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4" calcext:value-type="float">
            <text:p><text:s text:c="3"/>142,734</text:p>
          </table:table-cell>
          <table:table-cell table:style-name="ce34" office:value-type="float" office:value="8734477" calcext:value-type="float">
            <text:p><text:s text:c="3"/>8,734,477</text:p>
          </table:table-cell>
          <table:table-cell table:style-name="ce34" office:value-type="float" office:value="23588932" calcext:value-type="float">
            <text:p><text:s text:c="3"/>23,588,932</text:p>
          </table:table-cell>
          <table:table-cell table:style-name="ce34" office:value-type="float" office:value="11712913" calcext:value-type="float">
            <text:p><text:s text:c="3"/>11,712,913</text:p>
          </table:table-cell>
          <table:table-cell table:style-name="ce34" office:value-type="float" office:value="11876019" calcext:value-type="float">
            <text:p><text:s text:c="3"/>11,876,019</text:p>
          </table:table-cell>
          <table:table-cell table:style-name="ce55" office:value-type="float" office:value="98.63" calcext:value-type="float">
            <text:p>98.63</text:p>
          </table:table-cell>
          <table:table-cell table:style-name="ce55" office:value-type="float" office:value="651.68" calcext:value-type="float">
            <text:p>651.68</text:p>
          </table:table-cell>
          <table:table-cell table:style-name="ce70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7" calcext:value-type="float">
            <text:p><text:s text:c="3"/>142,737</text:p>
          </table:table-cell>
          <table:table-cell table:style-name="ce35" office:value-type="float" office:value="8726848" calcext:value-type="float">
            <text:p><text:s text:c="3"/>8,726,848</text:p>
          </table:table-cell>
          <table:table-cell table:style-name="ce35" office:value-type="float" office:value="23584865" calcext:value-type="float">
            <text:p><text:s text:c="3"/>23,584,865</text:p>
          </table:table-cell>
          <table:table-cell table:style-name="ce35" office:value-type="float" office:value="11712269" calcext:value-type="float">
            <text:p><text:s text:c="3"/>11,712,269</text:p>
          </table:table-cell>
          <table:table-cell table:style-name="ce35" office:value-type="float" office:value="11872596" calcext:value-type="float">
            <text:p><text:s text:c="3"/>11,872,596</text:p>
          </table:table-cell>
          <table:table-cell table:style-name="ce56" office:value-type="float" office:value="98.65" calcext:value-type="float">
            <text:p>98.65</text:p>
          </table:table-cell>
          <table:table-cell table:style-name="ce56" office:value-type="float" office:value="651.57" calcext:value-type="float">
            <text:p>651.57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4" calcext:value-type="float">
            <text:p><text:s text:c="3"/>142,734</text:p>
          </table:table-cell>
          <table:table-cell table:style-name="ce35" office:value-type="float" office:value="8734477" calcext:value-type="float">
            <text:p><text:s text:c="3"/>8,734,477</text:p>
          </table:table-cell>
          <table:table-cell table:style-name="ce35" office:value-type="float" office:value="23588932" calcext:value-type="float">
            <text:p><text:s text:c="3"/>23,588,932</text:p>
          </table:table-cell>
          <table:table-cell table:style-name="ce35" office:value-type="float" office:value="11712913" calcext:value-type="float">
            <text:p><text:s text:c="3"/>11,712,913</text:p>
          </table:table-cell>
          <table:table-cell table:style-name="ce35" office:value-type="float" office:value="11876019" calcext:value-type="float">
            <text:p><text:s text:c="3"/>11,876,019</text:p>
          </table:table-cell>
          <table:table-cell table:style-name="ce56" office:value-type="float" office:value="98.63" calcext:value-type="float">
            <text:p>98.63</text:p>
          </table:table-cell>
          <table:table-cell table:style-name="ce56" office:value-type="float" office:value="651.68" calcext:value-type="float">
            <text:p>651.68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8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1" calcext:value-type="float">
            <text:p><text:s text:c="3"/>142,741</text:p>
          </table:table-cell>
          <table:table-cell table:style-name="ce35" office:value-type="float" office:value="8740977" calcext:value-type="float">
            <text:p><text:s text:c="3"/>8,740,977</text:p>
          </table:table-cell>
          <table:table-cell table:style-name="ce35" office:value-type="float" office:value="23590744" calcext:value-type="float">
            <text:p><text:s text:c="3"/>23,590,744</text:p>
          </table:table-cell>
          <table:table-cell table:style-name="ce35" office:value-type="float" office:value="11712236" calcext:value-type="float">
            <text:p><text:s text:c="3"/>11,712,236</text:p>
          </table:table-cell>
          <table:table-cell table:style-name="ce35" office:value-type="float" office:value="11878508" calcext:value-type="float">
            <text:p><text:s text:c="3"/>11,878,508</text:p>
          </table:table-cell>
          <table:table-cell table:style-name="ce56" office:value-type="float" office:value="98.6" calcext:value-type="float">
            <text:p>98.60</text:p>
          </table:table-cell>
          <table:table-cell table:style-name="ce56" office:value-type="float" office:value="651.73" calcext:value-type="float">
            <text:p>651.73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5" calcext:value-type="float">
            <text:p><text:s text:c="3"/>142,745</text:p>
          </table:table-cell>
          <table:table-cell table:style-name="ce35" office:value-type="float" office:value="8746680" calcext:value-type="float">
            <text:p><text:s text:c="3"/>8,746,680</text:p>
          </table:table-cell>
          <table:table-cell table:style-name="ce35" office:value-type="float" office:value="23590004" calcext:value-type="float">
            <text:p><text:s text:c="3"/>23,590,004</text:p>
          </table:table-cell>
          <table:table-cell table:style-name="ce35" office:value-type="float" office:value="11710952" calcext:value-type="float">
            <text:p><text:s text:c="3"/>11,710,952</text:p>
          </table:table-cell>
          <table:table-cell table:style-name="ce35" office:value-type="float" office:value="11879052" calcext:value-type="float">
            <text:p><text:s text:c="3"/>11,879,052</text:p>
          </table:table-cell>
          <table:table-cell table:style-name="ce56" office:value-type="float" office:value="98.58" calcext:value-type="float">
            <text:p>98.58</text:p>
          </table:table-cell>
          <table:table-cell table:style-name="ce56" office:value-type="float" office:value="651.71" calcext:value-type="float">
            <text:p>651.71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9]-[.B26])/[.B26]*100);0;([.B39]-[.B26])/[.B26]*100)" office:value-type="float" office:value="0" calcext:value-type="float">
            <text:p>－</text:p>
          </table:table-cell>
          <table:table-cell table:style-name="ce22" table:formula="of:=IF(ISERROR(([.C39]-[.C26])/[.C26]*100);0;([.C39]-[.C26])/[.C26]*100)" office:value-type="float" office:value="0" calcext:value-type="float">
            <text:p>－</text:p>
          </table:table-cell>
          <table:table-cell table:style-name="ce22" table:formula="of:=IF(ISERROR(([.D39]-[.D26])/[.D26]*100);0;([.D39]-[.D26])/[.D26]*100)" office:value-type="float" office:value="-0.805317653074268" calcext:value-type="float">
            <text:p><text:s text:c="3"/>－0.81</text:p>
          </table:table-cell>
          <table:table-cell table:style-name="ce40" table:formula="of:=IF(ISERROR(([.E39]-[.E26])/[.E26]*100);0;([.E39]-[.E26])/[.E26]*100)" office:value-type="float" office:value="-0.80815521027323" calcext:value-type="float">
            <text:p>－ <text:s text:c="2"/>0.81</text:p>
          </table:table-cell>
          <table:table-cell table:style-name="ce22" table:formula="of:=IF(ISERROR(([.F39]-[.F26])/[.F26]*100);0;([.F39]-[.F26])/[.F26]*100)" office:value-type="float" office:value="1.03909929941197" calcext:value-type="float">
            <text:p>1.04</text:p>
          </table:table-cell>
          <table:table-cell table:style-name="ce22" table:formula="of:=IF(ISERROR(([.G39]-[.G26])/[.G26]*100);0;([.G39]-[.G26])/[.G26]*100)" office:value-type="float" office:value="0.0788921900634871" calcext:value-type="float">
            <text:p>0.08</text:p>
          </table:table-cell>
          <table:table-cell table:style-name="ce22" table:formula="of:=IF(ISERROR(([.H39]-[.H26])/[.H26]*100);0;([.H39]-[.H26])/[.H26]*100)" office:value-type="float" office:value="-0.0523594302918464" calcext:value-type="float">
            <text:p><text:s text:c="3"/>－0.05</text:p>
          </table:table-cell>
          <table:table-cell table:style-name="ce22" table:formula="of:=IF(ISERROR(([.I39]-[.I26])/[.I26]*100);0;([.I39]-[.I26])/[.I26]*100)" office:value-type="float" office:value="0.208624348876667" calcext:value-type="float">
            <text:p>0.21</text:p>
          </table:table-cell>
          <table:table-cell table:style-name="ce40" table:formula="of:=IF(ISERROR(([.J39]-[.J26])/[.J26]*100);0;([.J39]-[.J26])/[.J26]*100)" office:value-type="float" office:value="-0.263051396195877" calcext:value-type="float">
            <text:p>－ <text:s text:c="2"/>0.26</text:p>
          </table:table-cell>
          <table:table-cell table:style-name="ce22" table:formula="of:=IF(ISERROR(([.K39]-[.K26])/[.K26]*100);0;([.K39]-[.K26])/[.K26]*100)" office:value-type="float" office:value="0.0783169533169519" calcext:value-type="float">
            <text:p>0.08</text:p>
          </table:table-cell>
          <table:table-cell table:style-name="ce72" table:formula="of:=IF(ISERROR(([.L39]-[.L26])/[.L26]*100);0;([.L39]-[.L26])/[.L26]*100)" office:value-type="float" office:value="-0.735294117647059" calcext:value-type="float">
            <text:p>－ <text:s text:c="2"/>0.74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9]-[.B38])/[.B38]*100);0;([.B39]-[.B38])/[.B38]*100)" office:value-type="float" office:value="0" calcext:value-type="float">
            <text:p>－</text:p>
          </table:table-cell>
          <table:table-cell table:style-name="ce23" table:formula="of:=IF(ISERROR(([.C39]-[.C38])/[.C38]*100);0;([.C39]-[.C38])/[.C38]*100)" office:value-type="float" office:value="0" calcext:value-type="float">
            <text:p>－</text:p>
          </table:table-cell>
          <table:table-cell table:style-name="ce23" table:formula="of:=IF(ISERROR(([.D39]-[.D38])/[.D38]*100);0;([.D39]-[.D38])/[.D38]*100)" office:value-type="float" office:value="0" calcext:value-type="float">
            <text:p>－</text:p>
          </table:table-cell>
          <table:table-cell table:style-name="ce41" table:formula="of:=IF(ISERROR(([.E39]-[.E38])/[.E38]*100);0;([.E39]-[.E38])/[.E38]*100)" office:value-type="float" office:value="0.00280227825221905" calcext:value-type="float">
            <text:p>0.00</text:p>
          </table:table-cell>
          <table:table-cell table:style-name="ce23" table:formula="of:=IF(ISERROR(([.F39]-[.F38])/[.F38]*100);0;([.F39]-[.F38])/[.F38]*100)" office:value-type="float" office:value="0.0652444229060436" calcext:value-type="float">
            <text:p>0.07</text:p>
          </table:table-cell>
          <table:table-cell table:style-name="ce46" table:formula="of:=IF(ISERROR(([.G39]-[.G38])/[.G38]*100);0;([.G39]-[.G38])/[.G38]*100)" office:value-type="float" office:value="-0.00313682349314629" calcext:value-type="float">
            <text:p>－ <text:s text:c="2"/>0.00</text:p>
          </table:table-cell>
          <table:table-cell table:style-name="ce48" table:formula="of:=IF(ISERROR(([.H39]-[.H38])/[.H38]*100);0;([.H39]-[.H38])/[.H38]*100)" office:value-type="float" office:value="-0.010962893848792" calcext:value-type="float">
            <text:p><text:s text:c="3"/>－0.01</text:p>
          </table:table-cell>
          <table:table-cell table:style-name="ce23" table:formula="of:=IF(ISERROR(([.I39]-[.I38])/[.I38]*100);0;([.I39]-[.I38])/[.I38]*100)" office:value-type="float" office:value="0.00457969974006837" calcext:value-type="float">
            <text:p>0.00</text:p>
          </table:table-cell>
          <table:table-cell table:style-name="ce57" table:formula="of:=IF(ISERROR(([.J39]-[.J38])/[.J38]*100);0;([.J39]-[.J38])/[.J38]*100)" office:value-type="float" office:value="-0.0202839756592252" calcext:value-type="float">
            <text:p>－ <text:s text:c="2"/>0.02</text:p>
          </table:table-cell>
          <table:table-cell table:style-name="ce23" table:formula="of:=IF(ISERROR(([.K39]-[.K38])/[.K38]*100);0;([.K39]-[.K38])/[.K38]*100)" office:value-type="float" office:value="-0.00306875546621788" calcext:value-type="float">
            <text:p><text:s text:c="3"/>－0.00</text:p>
          </table:table-cell>
          <table:table-cell table:style-name="ce73" table:formula="of:=IF(ISERROR(([.L39]-[.L38])/[.L38]*100);0;([.L39]-[.L38])/[.L38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3月5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8 年 2 月 底" calcext:value-type="string">
            <text:p><text:s text:c="5"/>中 華 民 國 108 年 2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45" calcext:value-type="float">
            <text:p><text:s text:c="3"/>142,745</text:p>
          </table:table-cell>
          <table:table-cell table:style-name="ce34" office:value-type="float" office:value="8746680" calcext:value-type="float">
            <text:p><text:s text:c="3"/>8,746,680</text:p>
          </table:table-cell>
          <table:table-cell table:style-name="ce34" office:value-type="float" office:value="23590004" calcext:value-type="float">
            <text:p><text:s text:c="3"/>23,590,004</text:p>
          </table:table-cell>
          <table:table-cell table:style-name="ce34" office:value-type="float" office:value="11710952" calcext:value-type="float">
            <text:p><text:s text:c="3"/>11,710,952</text:p>
          </table:table-cell>
          <table:table-cell table:style-name="ce34" office:value-type="float" office:value="11879052" calcext:value-type="float">
            <text:p><text:s text:c="3"/>11,879,052</text:p>
          </table:table-cell>
          <table:table-cell table:style-name="ce55" office:value-type="float" office:value="98.58" calcext:value-type="float">
            <text:p>98.58</text:p>
          </table:table-cell>
          <table:table-cell table:style-name="ce55" office:value-type="float" office:value="651.71" calcext:value-type="float">
            <text:p>651.71</text:p>
          </table:table-cell>
          <table:table-cell table:style-name="ce70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62" calcext:value-type="float">
            <text:p><text:s text:c="3"/>22,162</text:p>
          </table:table-cell>
          <table:table-cell table:style-name="ce34" office:value-type="float" office:value="1564546" calcext:value-type="float">
            <text:p><text:s text:c="3"/>1,564,546</text:p>
          </table:table-cell>
          <table:table-cell table:style-name="ce34" office:value-type="float" office:value="3998358" calcext:value-type="float">
            <text:p><text:s text:c="3"/>3,998,358</text:p>
          </table:table-cell>
          <table:table-cell table:style-name="ce34" office:value-type="float" office:value="1955711" calcext:value-type="float">
            <text:p><text:s text:c="3"/>1,955,711</text:p>
          </table:table-cell>
          <table:table-cell table:style-name="ce34" office:value-type="float" office:value="2042647" calcext:value-type="float">
            <text:p><text:s text:c="3"/>2,042,647</text:p>
          </table:table-cell>
          <table:table-cell table:style-name="ce55" office:value-type="float" office:value="95.74" calcext:value-type="float">
            <text:p>95.74</text:p>
          </table:table-cell>
          <table:table-cell table:style-name="ce55" office:value-type="float" office:value="1947.98" calcext:value-type="float">
            <text:p>1,947.98</text:p>
          </table:table-cell>
          <table:table-cell table:style-name="ce70" office:value-type="float" office:value="2.56" calcext:value-type="float">
            <text:p>2.56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9" calcext:value-type="float">
            <text:p><text:s text:c="3"/>9,569</text:p>
          </table:table-cell>
          <table:table-cell table:style-name="ce34" office:value-type="float" office:value="1056439" calcext:value-type="float">
            <text:p><text:s text:c="3"/>1,056,439</text:p>
          </table:table-cell>
          <table:table-cell table:style-name="ce34" office:value-type="float" office:value="2664983" calcext:value-type="float">
            <text:p><text:s text:c="3"/>2,664,983</text:p>
          </table:table-cell>
          <table:table-cell table:style-name="ce34" office:value-type="float" office:value="1271327" calcext:value-type="float">
            <text:p><text:s text:c="3"/>1,271,327</text:p>
          </table:table-cell>
          <table:table-cell table:style-name="ce34" office:value-type="float" office:value="1393656" calcext:value-type="float">
            <text:p><text:s text:c="3"/>1,393,656</text:p>
          </table:table-cell>
          <table:table-cell table:style-name="ce55" office:value-type="float" office:value="91.22" calcext:value-type="float">
            <text:p>91.22</text:p>
          </table:table-cell>
          <table:table-cell table:style-name="ce55" office:value-type="float" office:value="9804.95" calcext:value-type="float">
            <text:p>9,804.95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810219" calcext:value-type="float">
            <text:p><text:s text:c="3"/>810,219</text:p>
          </table:table-cell>
          <table:table-cell table:style-name="ce34" office:value-type="float" office:value="2225621" calcext:value-type="float">
            <text:p><text:s text:c="3"/>2,225,621</text:p>
          </table:table-cell>
          <table:table-cell table:style-name="ce34" office:value-type="float" office:value="1106147" calcext:value-type="float">
            <text:p><text:s text:c="3"/>1,106,147</text:p>
          </table:table-cell>
          <table:table-cell table:style-name="ce34" office:value-type="float" office:value="1119474" calcext:value-type="float">
            <text:p><text:s text:c="3"/>1,119,474</text:p>
          </table:table-cell>
          <table:table-cell table:style-name="ce55" office:value-type="float" office:value="98.81" calcext:value-type="float">
            <text:p>98.81</text:p>
          </table:table-cell>
          <table:table-cell table:style-name="ce55" office:value-type="float" office:value="1822.85" calcext:value-type="float">
            <text:p>1,822.85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5133" calcext:value-type="float">
            <text:p><text:s text:c="3"/>975,133</text:p>
          </table:table-cell>
          <table:table-cell table:style-name="ce34" office:value-type="float" office:value="2807325" calcext:value-type="float">
            <text:p><text:s text:c="3"/>2,807,325</text:p>
          </table:table-cell>
          <table:table-cell table:style-name="ce34" office:value-type="float" office:value="1381561" calcext:value-type="float">
            <text:p><text:s text:c="3"/>1,381,561</text:p>
          </table:table-cell>
          <table:table-cell table:style-name="ce34" office:value-type="float" office:value="1425764" calcext:value-type="float">
            <text:p><text:s text:c="3"/>1,425,764</text:p>
          </table:table-cell>
          <table:table-cell table:style-name="ce55" office:value-type="float" office:value="96.9" calcext:value-type="float">
            <text:p>96.90</text:p>
          </table:table-cell>
          <table:table-cell table:style-name="ce55" office:value-type="float" office:value="1267.47" calcext:value-type="float">
            <text:p>1,267.47</text:p>
          </table:table-cell>
          <table:table-cell table:style-name="ce70" office:value-type="float" office:value="2.88" calcext:value-type="float">
            <text:p>2.8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1" calcext:value-type="float">
            <text:p><text:s text:c="3"/>9,651</text:p>
          </table:table-cell>
          <table:table-cell table:style-name="ce34" office:value-type="float" office:value="690046" calcext:value-type="float">
            <text:p><text:s text:c="3"/>690,046</text:p>
          </table:table-cell>
          <table:table-cell table:style-name="ce34" office:value-type="float" office:value="1883448" calcext:value-type="float">
            <text:p><text:s text:c="3"/>1,883,448</text:p>
          </table:table-cell>
          <table:table-cell table:style-name="ce34" office:value-type="float" office:value="939642" calcext:value-type="float">
            <text:p><text:s text:c="3"/>939,642</text:p>
          </table:table-cell>
          <table:table-cell table:style-name="ce34" office:value-type="float" office:value="943806" calcext:value-type="float">
            <text:p><text:s text:c="3"/>943,806</text:p>
          </table:table-cell>
          <table:table-cell table:style-name="ce55" office:value-type="float" office:value="99.56" calcext:value-type="float">
            <text:p>99.56</text:p>
          </table:table-cell>
          <table:table-cell table:style-name="ce55" office:value-type="float" office:value="859.37" calcext:value-type="float">
            <text:p>859.37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101122" calcext:value-type="float">
            <text:p><text:s text:c="3"/>1,101,122</text:p>
          </table:table-cell>
          <table:table-cell table:style-name="ce34" office:value-type="float" office:value="2773596" calcext:value-type="float">
            <text:p><text:s text:c="3"/>2,773,596</text:p>
          </table:table-cell>
          <table:table-cell table:style-name="ce34" office:value-type="float" office:value="1371586" calcext:value-type="float">
            <text:p><text:s text:c="3"/>1,371,586</text:p>
          </table:table-cell>
          <table:table-cell table:style-name="ce34" office:value-type="float" office:value="1402010" calcext:value-type="float">
            <text:p><text:s text:c="3"/>1,402,010</text:p>
          </table:table-cell>
          <table:table-cell table:style-name="ce55" office:value-type="float" office:value="97.83" calcext:value-type="float">
            <text:p>97.83</text:p>
          </table:table-cell>
          <table:table-cell table:style-name="ce55" office:value-type="float" office:value="939.61" calcext:value-type="float">
            <text:p>939.61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15" calcext:value-type="float">
            <text:p><text:s text:c="3"/>58,815</text:p>
          </table:table-cell>
          <table:table-cell table:style-name="ce34" office:value-type="float" office:value="2505361" calcext:value-type="float">
            <text:p><text:s text:c="3"/>2,505,361</text:p>
          </table:table-cell>
          <table:table-cell table:style-name="ce34" office:value-type="float" office:value="7084174" calcext:value-type="float">
            <text:p><text:s text:c="3"/>7,084,174</text:p>
          </table:table-cell>
          <table:table-cell table:style-name="ce34" office:value-type="float" office:value="3607952" calcext:value-type="float">
            <text:p><text:s text:c="3"/>3,607,952</text:p>
          </table:table-cell>
          <table:table-cell table:style-name="ce34" office:value-type="float" office:value="3476222" calcext:value-type="float">
            <text:p><text:s text:c="3"/>3,476,222</text:p>
          </table:table-cell>
          <table:table-cell table:style-name="ce55" office:value-type="float" office:value="103.79" calcext:value-type="float">
            <text:p>103.79</text:p>
          </table:table-cell>
          <table:table-cell table:style-name="ce55" office:value-type="float" office:value="282.13" calcext:value-type="float">
            <text:p>282.13</text:p>
          </table:table-cell>
          <table:table-cell table:style-name="ce70" office:value-type="float" office:value="2.83" calcext:value-type="float">
            <text:p>2.8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609" calcext:value-type="float">
            <text:p><text:s text:c="3"/>169,609</text:p>
          </table:table-cell>
          <table:table-cell table:style-name="ce35" office:value-type="float" office:value="454922" calcext:value-type="float">
            <text:p><text:s text:c="3"/>454,922</text:p>
          </table:table-cell>
          <table:table-cell table:style-name="ce35" office:value-type="float" office:value="229834" calcext:value-type="float">
            <text:p><text:s text:c="3"/>229,834</text:p>
          </table:table-cell>
          <table:table-cell table:style-name="ce35" office:value-type="float" office:value="225088" calcext:value-type="float">
            <text:p><text:s text:c="3"/>225,088</text:p>
          </table:table-cell>
          <table:table-cell table:style-name="ce56" office:value-type="float" office:value="102.11" calcext:value-type="float">
            <text:p>102.11</text:p>
          </table:table-cell>
          <table:table-cell table:style-name="ce56" office:value-type="float" office:value="212.22" calcext:value-type="float">
            <text:p>212.22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5924" calcext:value-type="float">
            <text:p><text:s text:c="3"/>195,924</text:p>
          </table:table-cell>
          <table:table-cell table:style-name="ce35" office:value-type="float" office:value="557641" calcext:value-type="float">
            <text:p><text:s text:c="3"/>557,641</text:p>
          </table:table-cell>
          <table:table-cell table:style-name="ce35" office:value-type="float" office:value="284703" calcext:value-type="float">
            <text:p><text:s text:c="3"/>284,703</text:p>
          </table:table-cell>
          <table:table-cell table:style-name="ce35" office:value-type="float" office:value="272938" calcext:value-type="float">
            <text:p><text:s text:c="3"/>272,938</text:p>
          </table:table-cell>
          <table:table-cell table:style-name="ce56" office:value-type="float" office:value="104.31" calcext:value-type="float">
            <text:p>104.31</text:p>
          </table:table-cell>
          <table:table-cell table:style-name="ce56" office:value-type="float" office:value="390.63" calcext:value-type="float">
            <text:p>390.63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79" calcext:value-type="float">
            <text:p><text:s text:c="3"/>4,679</text:p>
          </table:table-cell>
          <table:table-cell table:style-name="ce35" office:value-type="float" office:value="189512" calcext:value-type="float">
            <text:p><text:s text:c="3"/>189,512</text:p>
          </table:table-cell>
          <table:table-cell table:style-name="ce35" office:value-type="float" office:value="548124" calcext:value-type="float">
            <text:p><text:s text:c="3"/>548,124</text:p>
          </table:table-cell>
          <table:table-cell table:style-name="ce35" office:value-type="float" office:value="282809" calcext:value-type="float">
            <text:p><text:s text:c="3"/>282,809</text:p>
          </table:table-cell>
          <table:table-cell table:style-name="ce35" office:value-type="float" office:value="265315" calcext:value-type="float">
            <text:p><text:s text:c="3"/>265,315</text:p>
          </table:table-cell>
          <table:table-cell table:style-name="ce56" office:value-type="float" office:value="106.59" calcext:value-type="float">
            <text:p>106.59</text:p>
          </table:table-cell>
          <table:table-cell table:style-name="ce56" office:value-type="float" office:value="301.11" calcext:value-type="float">
            <text:p>301.11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7" calcext:value-type="float">
            <text:p><text:s text:c="3"/>9,167</text:p>
          </table:table-cell>
          <table:table-cell table:style-name="ce35" office:value-type="float" office:value="389981" calcext:value-type="float">
            <text:p><text:s text:c="3"/>389,981</text:p>
          </table:table-cell>
          <table:table-cell table:style-name="ce35" office:value-type="float" office:value="1276766" calcext:value-type="float">
            <text:p><text:s text:c="3"/>1,276,766</text:p>
          </table:table-cell>
          <table:table-cell table:style-name="ce35" office:value-type="float" office:value="650065" calcext:value-type="float">
            <text:p><text:s text:c="3"/>650,065</text:p>
          </table:table-cell>
          <table:table-cell table:style-name="ce35" office:value-type="float" office:value="626701" calcext:value-type="float">
            <text:p><text:s text:c="3"/>626,701</text:p>
          </table:table-cell>
          <table:table-cell table:style-name="ce56" office:value-type="float" office:value="103.73" calcext:value-type="float">
            <text:p>103.73</text:p>
          </table:table-cell>
          <table:table-cell table:style-name="ce56" office:value-type="float" office:value="1188.36" calcext:value-type="float">
            <text:p>1,188.36</text:p>
          </table:table-cell>
          <table:table-cell table:style-name="ce71" office:value-type="float" office:value="3.27" calcext:value-type="float">
            <text:p>3.2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296" calcext:value-type="float">
            <text:p><text:s text:c="3"/>178,296</text:p>
          </table:table-cell>
          <table:table-cell table:style-name="ce35" office:value-type="float" office:value="496435" calcext:value-type="float">
            <text:p><text:s text:c="3"/>496,435</text:p>
          </table:table-cell>
          <table:table-cell table:style-name="ce35" office:value-type="float" office:value="254196" calcext:value-type="float">
            <text:p><text:s text:c="3"/>254,196</text:p>
          </table:table-cell>
          <table:table-cell table:style-name="ce35" office:value-type="float" office:value="242239" calcext:value-type="float">
            <text:p><text:s text:c="3"/>242,239</text:p>
          </table:table-cell>
          <table:table-cell table:style-name="ce56" office:value-type="float" office:value="104.94" calcext:value-type="float">
            <text:p>104.94</text:p>
          </table:table-cell>
          <table:table-cell table:style-name="ce56" office:value-type="float" office:value="120.89" calcext:value-type="float">
            <text:p>120.89</text:p>
          </table:table-cell>
          <table:table-cell table:style-name="ce71" office:value-type="float" office:value="2.78" calcext:value-type="float">
            <text:p>2.7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5" calcext:value-type="float">
            <text:p><text:s text:c="3"/>6,465</text:p>
          </table:table-cell>
          <table:table-cell table:style-name="ce35" office:value-type="float" office:value="241036" calcext:value-type="float">
            <text:p><text:s text:c="3"/>241,036</text:p>
          </table:table-cell>
          <table:table-cell table:style-name="ce35" office:value-type="float" office:value="684759" calcext:value-type="float">
            <text:p><text:s text:c="3"/>684,759</text:p>
          </table:table-cell>
          <table:table-cell table:style-name="ce35" office:value-type="float" office:value="354914" calcext:value-type="float">
            <text:p><text:s text:c="3"/>354,914</text:p>
          </table:table-cell>
          <table:table-cell table:style-name="ce35" office:value-type="float" office:value="329845" calcext:value-type="float">
            <text:p><text:s text:c="3"/>329,845</text:p>
          </table:table-cell>
          <table:table-cell table:style-name="ce56" office:value-type="float" office:value="107.6" calcext:value-type="float">
            <text:p>107.60</text:p>
          </table:table-cell>
          <table:table-cell table:style-name="ce56" office:value-type="float" office:value="530.48" calcext:value-type="float">
            <text:p>530.48</text:p>
          </table:table-cell>
          <table:table-cell table:style-name="ce71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234" calcext:value-type="float">
            <text:p><text:s text:c="3"/>183,234</text:p>
          </table:table-cell>
          <table:table-cell table:style-name="ce35" office:value-type="float" office:value="506206" calcext:value-type="float">
            <text:p><text:s text:c="3"/>506,206</text:p>
          </table:table-cell>
          <table:table-cell table:style-name="ce35" office:value-type="float" office:value="263014" calcext:value-type="float">
            <text:p><text:s text:c="3"/>263,014</text:p>
          </table:table-cell>
          <table:table-cell table:style-name="ce35" office:value-type="float" office:value="243192" calcext:value-type="float">
            <text:p><text:s text:c="3"/>243,192</text:p>
          </table:table-cell>
          <table:table-cell table:style-name="ce56" office:value-type="float" office:value="108.15" calcext:value-type="float">
            <text:p>108.15</text:p>
          </table:table-cell>
          <table:table-cell table:style-name="ce56" office:value-type="float" office:value="265.92" calcext:value-type="float">
            <text:p>265.92</text:p>
          </table:table-cell>
          <table:table-cell table:style-name="ce71" office:value-type="float" office:value="2.76" calcext:value-type="float">
            <text:p>2.7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88" calcext:value-type="float">
            <text:p><text:s text:c="3"/>7,388</text:p>
          </table:table-cell>
          <table:table-cell table:style-name="ce35" office:value-type="float" office:value="288037" calcext:value-type="float">
            <text:p><text:s text:c="3"/>288,037</text:p>
          </table:table-cell>
          <table:table-cell table:style-name="ce35" office:value-type="float" office:value="823952" calcext:value-type="float">
            <text:p><text:s text:c="3"/>823,952</text:p>
          </table:table-cell>
          <table:table-cell table:style-name="ce35" office:value-type="float" office:value="420700" calcext:value-type="float">
            <text:p><text:s text:c="3"/>420,700</text:p>
          </table:table-cell>
          <table:table-cell table:style-name="ce35" office:value-type="float" office:value="403252" calcext:value-type="float">
            <text:p><text:s text:c="3"/>403,252</text:p>
          </table:table-cell>
          <table:table-cell table:style-name="ce56" office:value-type="float" office:value="104.33" calcext:value-type="float">
            <text:p>104.33</text:p>
          </table:table-cell>
          <table:table-cell table:style-name="ce56" office:value-type="float" office:value="296.86" calcext:value-type="float">
            <text:p>296.86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3032" calcext:value-type="float">
            <text:p><text:s text:c="3"/>83,032</text:p>
          </table:table-cell>
          <table:table-cell table:style-name="ce35" office:value-type="float" office:value="218513" calcext:value-type="float">
            <text:p><text:s text:c="3"/>218,513</text:p>
          </table:table-cell>
          <table:table-cell table:style-name="ce35" office:value-type="float" office:value="112594" calcext:value-type="float">
            <text:p><text:s text:c="3"/>112,594</text:p>
          </table:table-cell>
          <table:table-cell table:style-name="ce35" office:value-type="float" office:value="105919" calcext:value-type="float">
            <text:p><text:s text:c="3"/>105,919</text:p>
          </table:table-cell>
          <table:table-cell table:style-name="ce56" office:value-type="float" office:value="106.3" calcext:value-type="float">
            <text:p>106.30</text:p>
          </table:table-cell>
          <table:table-cell table:style-name="ce56" office:value-type="float" office:value="62.16" calcext:value-type="float">
            <text:p>62.16</text:p>
          </table:table-cell>
          <table:table-cell table:style-name="ce71" office:value-type="float" office:value="2.63" calcext:value-type="float">
            <text:p>2.6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7" calcext:value-type="float">
            <text:p><text:s text:c="3"/>3,577</text:p>
          </table:table-cell>
          <table:table-cell table:style-name="ce35" office:value-type="float" office:value="126231" calcext:value-type="float">
            <text:p><text:s text:c="3"/>126,231</text:p>
          </table:table-cell>
          <table:table-cell table:style-name="ce35" office:value-type="float" office:value="327654" calcext:value-type="float">
            <text:p><text:s text:c="3"/>327,654</text:p>
          </table:table-cell>
          <table:table-cell table:style-name="ce35" office:value-type="float" office:value="166019" calcext:value-type="float">
            <text:p><text:s text:c="3"/>166,019</text:p>
          </table:table-cell>
          <table:table-cell table:style-name="ce35" office:value-type="float" office:value="161635" calcext:value-type="float">
            <text:p><text:s text:c="3"/>161,635</text:p>
          </table:table-cell>
          <table:table-cell table:style-name="ce56" office:value-type="float" office:value="102.71" calcext:value-type="float">
            <text:p>102.71</text:p>
          </table:table-cell>
          <table:table-cell table:style-name="ce56" office:value-type="float" office:value="70.79" calcext:value-type="float">
            <text:p>70.79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40757" calcext:value-type="float">
            <text:p><text:s text:c="3"/>40,757</text:p>
          </table:table-cell>
          <table:table-cell table:style-name="ce35" office:value-type="float" office:value="104533" calcext:value-type="float">
            <text:p><text:s text:c="3"/>104,533</text:p>
          </table:table-cell>
          <table:table-cell table:style-name="ce35" office:value-type="float" office:value="53866" calcext:value-type="float">
            <text:p><text:s text:c="3"/>53,866</text:p>
          </table:table-cell>
          <table:table-cell table:style-name="ce35" office:value-type="float" office:value="50667" calcext:value-type="float">
            <text:p><text:s text:c="3"/>50,667</text:p>
          </table:table-cell>
          <table:table-cell table:style-name="ce56" office:value-type="float" office:value="106.31" calcext:value-type="float">
            <text:p>106.31</text:p>
          </table:table-cell>
          <table:table-cell table:style-name="ce56" office:value-type="float" office:value="823.98" calcext:value-type="float">
            <text:p>823.98</text:p>
          </table:table-cell>
          <table:table-cell table:style-name="ce71" office:value-type="float" office:value="2.56" calcext:value-type="float">
            <text:p>2.5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645" calcext:value-type="float">
            <text:p><text:s text:c="3"/>153,645</text:p>
          </table:table-cell>
          <table:table-cell table:style-name="ce35" office:value-type="float" office:value="369916" calcext:value-type="float">
            <text:p><text:s text:c="3"/>369,916</text:p>
          </table:table-cell>
          <table:table-cell table:style-name="ce35" office:value-type="float" office:value="184845" calcext:value-type="float">
            <text:p><text:s text:c="3"/>184,845</text:p>
          </table:table-cell>
          <table:table-cell table:style-name="ce35" office:value-type="float" office:value="185071" calcext:value-type="float">
            <text:p><text:s text:c="3"/>185,071</text:p>
          </table:table-cell>
          <table:table-cell table:style-name="ce56" office:value-type="float" office:value="99.88" calcext:value-type="float">
            <text:p>99.88</text:p>
          </table:table-cell>
          <table:table-cell table:style-name="ce56" office:value-type="float" office:value="2786.37" calcext:value-type="float">
            <text:p>2,786.37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77" calcext:value-type="float">
            <text:p><text:s text:c="3"/>2,177</text:p>
          </table:table-cell>
          <table:table-cell table:style-name="ce35" office:value-type="float" office:value="166034" calcext:value-type="float">
            <text:p><text:s text:c="3"/>166,034</text:p>
          </table:table-cell>
          <table:table-cell table:style-name="ce35" office:value-type="float" office:value="446210" calcext:value-type="float">
            <text:p><text:s text:c="3"/>446,210</text:p>
          </table:table-cell>
          <table:table-cell table:style-name="ce35" office:value-type="float" office:value="220055" calcext:value-type="float">
            <text:p><text:s text:c="3"/>220,055</text:p>
          </table:table-cell>
          <table:table-cell table:style-name="ce35" office:value-type="float" office:value="226155" calcext:value-type="float">
            <text:p><text:s text:c="3"/>226,155</text:p>
          </table:table-cell>
          <table:table-cell table:style-name="ce56" office:value-type="float" office:value="97.3" calcext:value-type="float">
            <text:p>97.30</text:p>
          </table:table-cell>
          <table:table-cell table:style-name="ce56" office:value-type="float" office:value="4284.19" calcext:value-type="float">
            <text:p>4,284.19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4" calcext:value-type="float">
            <text:p><text:s text:c="3"/>1,394</text:p>
          </table:table-cell>
          <table:table-cell table:style-name="ce35" office:value-type="float" office:value="100033" calcext:value-type="float">
            <text:p><text:s text:c="3"/>100,033</text:p>
          </table:table-cell>
          <table:table-cell table:style-name="ce35" office:value-type="float" office:value="268543" calcext:value-type="float">
            <text:p><text:s text:c="3"/>268,543</text:p>
          </table:table-cell>
          <table:table-cell table:style-name="ce35" office:value-type="float" office:value="130338" calcext:value-type="float">
            <text:p><text:s text:c="3"/>130,338</text:p>
          </table:table-cell>
          <table:table-cell table:style-name="ce35" office:value-type="float" office:value="138205" calcext:value-type="float">
            <text:p><text:s text:c="3"/>138,205</text:p>
          </table:table-cell>
          <table:table-cell table:style-name="ce56" office:value-type="float" office:value="94.31" calcext:value-type="float">
            <text:p>94.31</text:p>
          </table:table-cell>
          <table:table-cell table:style-name="ce56" office:value-type="float" office:value="4473.81" calcext:value-type="float">
            <text:p>4,473.81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814" calcext:value-type="float">
            <text:p><text:s text:c="3"/>43,814</text:p>
          </table:table-cell>
          <table:table-cell table:style-name="ce34" office:value-type="float" office:value="152499" calcext:value-type="float">
            <text:p><text:s text:c="3"/>152,499</text:p>
          </table:table-cell>
          <table:table-cell table:style-name="ce34" office:value-type="float" office:value="77026" calcext:value-type="float">
            <text:p><text:s text:c="3"/>77,026</text:p>
          </table:table-cell>
          <table:table-cell table:style-name="ce34" office:value-type="float" office:value="75473" calcext:value-type="float">
            <text:p><text:s text:c="3"/>75,473</text:p>
          </table:table-cell>
          <table:table-cell table:style-name="ce55" office:value-type="float" office:value="102.06" calcext:value-type="float">
            <text:p>102.06</text:p>
          </table:table-cell>
          <table:table-cell table:style-name="ce55" office:value-type="float" office:value="845.08" calcext:value-type="float">
            <text:p>845.08</text:p>
          </table:table-cell>
          <table:table-cell table:style-name="ce70" office:value-type="float" office:value="3.48" calcext:value-type="float">
            <text:p>3.4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717" calcext:value-type="float">
            <text:p><text:s text:c="3"/>40,717</text:p>
          </table:table-cell>
          <table:table-cell table:style-name="ce35" office:value-type="float" office:value="139426" calcext:value-type="float">
            <text:p><text:s text:c="3"/>139,426</text:p>
          </table:table-cell>
          <table:table-cell table:style-name="ce35" office:value-type="float" office:value="69559" calcext:value-type="float">
            <text:p><text:s text:c="3"/>69,559</text:p>
          </table:table-cell>
          <table:table-cell table:style-name="ce35" office:value-type="float" office:value="69867" calcext:value-type="float">
            <text:p><text:s text:c="3"/>69,867</text:p>
          </table:table-cell>
          <table:table-cell table:style-name="ce56" office:value-type="float" office:value="99.56" calcext:value-type="float">
            <text:p>99.56</text:p>
          </table:table-cell>
          <table:table-cell table:style-name="ce56" office:value-type="float" office:value="919.36" calcext:value-type="float">
            <text:p>919.36</text:p>
          </table:table-cell>
          <table:table-cell table:style-name="ce71" office:value-type="float" office:value="3.42" calcext:value-type="float">
            <text:p>3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97" calcext:value-type="float">
            <text:p><text:s text:c="3"/>3,097</text:p>
          </table:table-cell>
          <table:table-cell table:style-name="ce35" office:value-type="float" office:value="13073" calcext:value-type="float">
            <text:p><text:s text:c="3"/>13,073</text:p>
          </table:table-cell>
          <table:table-cell table:style-name="ce35" office:value-type="float" office:value="7467" calcext:value-type="float">
            <text:p><text:s text:c="3"/>7,467</text:p>
          </table:table-cell>
          <table:table-cell table:style-name="ce35" office:value-type="float" office:value="5606" calcext:value-type="float">
            <text:p><text:s text:c="3"/>5,606</text:p>
          </table:table-cell>
          <table:table-cell table:style-name="ce56" office:value-type="float" office:value="133.2" calcext:value-type="float">
            <text:p>133.20</text:p>
          </table:table-cell>
          <table:table-cell table:style-name="ce56" office:value-type="float" office:value="453.92" calcext:value-type="float">
            <text:p>453.92</text:p>
          </table:table-cell>
          <table:table-cell table:style-name="ce71" office:value-type="float" office:value="4.22" calcext:value-type="float">
            <text:p>4.22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3月5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13" meta:object-count="0"/>
    <meta:generator>LibreOffice/5.0.6.2$Linux_X86_64 LibreOffice_project/00$Build-2</meta:generator>
  </office:meta>
</office:document-meta>
</file>